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list-style-name="WWNum3"/>
    <style:style style:name="P2" style:family="paragraph" style:parent-style-name="Standard" style:list-style-name="WWNum5"/>
    <style:style style:name="P3" style:family="paragraph" style:parent-style-name="Standard" style:list-style-name="WWNum4"/>
    <style:style style:name="P4" style:family="paragraph" style:parent-style-name="Standard" style:list-style-name="WWNum6"/>
    <style:style style:name="P5" style:family="paragraph" style:parent-style-name="Standard" style:list-style-name="WWNum7"/>
    <style:style style:name="P6" style:family="paragraph" style:parent-style-name="Standard" style:list-style-name="WWNum8"/>
    <style:style style:name="P7" style:family="paragraph" style:parent-style-name="Standard">
      <style:text-properties fo:font-weight="normal" style:font-weight-asian="normal" style:font-weight-complex="normal"/>
    </style:style>
    <style:style style:name="P8" style:family="paragraph" style:parent-style-name="Standard" style:list-style-name="WWNum8">
      <style:text-properties officeooo:rsid="00085d1a" officeooo:paragraph-rsid="00085d1a"/>
    </style:style>
    <style:style style:name="P9" style:family="paragraph" style:parent-style-name="Standard">
      <style:paragraph-properties fo:break-before="page"/>
    </style:style>
    <style:style style:name="P10" style:family="paragraph" style:parent-style-name="Standard" style:master-page-name="Standard">
      <style:paragraph-properties style:page-number="auto"/>
    </style:style>
    <style:style style:name="P11" style:family="paragraph" style:parent-style-name="Text_20_body" style:list-style-name="WWNum3"/>
    <style:style style:name="P12" style:family="paragraph" style:parent-style-name="Text_20_body" style:list-style-name="WWNum3">
      <style:text-properties officeooo:rsid="00060a57" officeooo:paragraph-rsid="00060a57"/>
    </style:style>
    <style:style style:name="P13" style:family="paragraph" style:parent-style-name="Text_20_body">
      <style:paragraph-properties fo:margin-left="0cm" fo:margin-right="0cm" fo:margin-top="0cm" fo:margin-bottom="0.282cm" style:contextual-spacing="true" fo:text-indent="0cm" style:auto-text-indent="false"/>
    </style:style>
    <style:style style:name="P14" style:family="paragraph" style:parent-style-name="Text_20_body">
      <style:paragraph-properties fo:margin-left="0cm" fo:margin-right="0cm" fo:text-indent="0cm" style:auto-text-indent="false"/>
      <style:text-properties officeooo:rsid="00060a57" officeooo:paragraph-rsid="00060a57"/>
    </style:style>
    <style:style style:name="P15" style:family="paragraph" style:parent-style-name="List_20_Paragraph" style:list-style-name="WWNum1"/>
    <style:style style:name="P16" style:family="paragraph" style:parent-style-name="List_20_Paragraph" style:list-style-name="WWNum2"/>
    <style:style style:name="P17" style:family="paragraph" style:parent-style-name="List_20_Paragraph" style:list-style-name="WWNum2">
      <style:paragraph-properties fo:margin-top="0cm" fo:margin-bottom="0.282cm" style:contextual-spacing="true"/>
    </style:style>
    <style:style style:name="P18" style:family="paragraph" style:parent-style-name="List_20_Paragraph">
      <style:paragraph-properties fo:margin-left="0cm" fo:margin-right="0cm" fo:margin-top="0cm" fo:margin-bottom="0.282cm" style:contextual-spacing="true" fo:text-indent="0cm" style:auto-text-indent="false"/>
    </style:style>
    <style:style style:name="P19" style:family="paragraph" style:parent-style-name="List_20_Paragraph">
      <style:paragraph-properties fo:margin-left="0cm" fo:margin-right="0cm" fo:margin-top="0cm" fo:margin-bottom="0.282cm" style:contextual-spacing="true" fo:text-indent="0cm" style:auto-text-indent="false"/>
      <style:text-properties fo:font-weight="bold" style:font-weight-asian="bold" style:font-weight-complex="bold"/>
    </style:style>
    <style:style style:name="T1" style:family="text">
      <style:text-properties style:font-name="Wingdings"/>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60a57" style:font-weight-asian="normal" style:font-weight-complex="normal"/>
    </style:style>
    <style:style style:name="T6" style:family="text">
      <style:text-properties fo:font-weight="normal" officeooo:rsid="00096af1" style:font-weight-asian="normal" style:font-weight-complex="normal"/>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style="italic" fo:font-weight="bold" style:font-style-asian="italic" style:font-weight-asian="bold"/>
    </style:style>
    <style:style style:name="T10" style:family="text">
      <style:text-properties fo:font-style="italic" fo:font-weight="normal" style:font-style-asian="italic" style:font-weight-asian="normal" style:font-weight-complex="normal"/>
    </style:style>
    <style:style style:name="T11" style:family="text">
      <style:text-properties fo:font-style="italic" style:font-style-asian="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language="en" fo:country="GB"/>
    </style:style>
    <style:style style:name="T14" style:family="text">
      <style:text-properties fo:language="en" fo:country="GB" style:language-asian="en" style:country-asian="GB"/>
    </style:style>
    <style:style style:name="T15" style:family="text">
      <style:text-properties fo:language="en" fo:country="GB" fo:font-weight="normal" style:language-asian="en" style:country-asian="GB" style:font-weight-asian="normal" style:font-weight-complex="normal"/>
    </style:style>
    <style:style style:name="T16" style:family="text">
      <style:text-properties officeooo:rsid="00060a57"/>
    </style:style>
    <style:style style:name="T17" style:family="text">
      <style:text-properties style:text-position="0% 100%"/>
    </style:style>
    <style:style style:name="T18" style:family="text">
      <style:text-properties style:text-position="0% 100%" fo:font-weight="normal" style:font-weight-asian="normal" style:font-weight-complex="normal"/>
    </style:style>
    <style:style style:name="T19" style:family="text">
      <style:text-properties style:text-position="0% 100%" fo:font-weight="normal" officeooo:rsid="00096af1" style:font-weight-asian="normal" style:font-weight-complex="normal"/>
    </style:style>
    <style:style style:name="T20" style:family="text">
      <style:text-properties officeooo:rsid="00079b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nteresting stuff for the Major project in hardware acceleration of machine learning algorithms</text:p>
      <text:p text:style-name="Standard">Get started with DNNs in GPUs <text:a xlink:type="simple" xlink:href="https://developer.nvidia.com/deep-learning"><text:span text:style-name="Internet_20_link">https://developer.nvidia.com/deep-learning</text:span></text:a></text:p>
      <text:p text:style-name="Standard">Deep Learning courses <text:a xlink:type="simple" xlink:href="https://developer.nvidia.com/deep-learning-courses"><text:span text:style-name="Internet_20_link">https://developer.nvidia.com/deep-learning-courses</text:span></text:a></text:p>
      <text:p text:style-name="Standard">Accelerated computing GPU training <text:a xlink:type="simple" xlink:href="https://developer.nvidia.com/accelerated-computing-training"><text:span text:style-name="Internet_20_link">https://developer.nvidia.com/accelerated-computing-training</text:span></text:a></text:p>
      <text:p text:style-name="Standard">Machine Learning NVIDIA papers and videos <text:a xlink:type="simple" xlink:href="http://www.nvidia.com/object/machine-learning.html"><text:span text:style-name="Internet_20_link">http://www.nvidia.com/object/machine-learning.html</text:span></text:a></text:p>
      <text:p text:style-name="Standard">cuDNN – NVIDIA Deep Learning library for GPU <text:a xlink:type="simple" xlink:href="https://developer.nvidia.com/cudnn"><text:span text:style-name="Internet_20_link">https://developer.nvidia.com/cudnn</text:span></text:a></text:p>
      <text:p text:style-name="Standard">Basic tutorials around FPGAs and products: <text:a xlink:type="simple" xlink:href="https://embeddedmicro.com/tutorials"><text:span text:style-name="Internet_20_link">https://embeddedmicro.com/tutorials</text:span></text:a></text:p>
      <text:p text:style-name="Standard">FPGA projects and info: <text:a xlink:type="simple" xlink:href="http://www.fpga4fun.com/"><text:span text:style-name="Internet_20_link">http://www.fpga4fun.com/</text:span></text:a></text:p>
      <text:p text:style-name="Standard">Deep Learning info and reading list: <text:a xlink:type="simple" xlink:href="http://deeplearning.net/"><text:span text:style-name="Internet_20_link">http://deeplearning.net/</text:span></text:a></text:p>
      <text:p text:style-name="Standard">Xilinx boards and training: <text:a xlink:type="simple" xlink:href="http://www.xilinx.com/training/"><text:span text:style-name="Internet_20_link">http://www.xilinx.com/training/</text:span></text:a></text:p>
      <text:p text:style-name="Standard">Deep Learning framework: <text:a xlink:type="simple" xlink:href="http://caffe.berkeleyvision.org/"><text:span text:style-name="Internet_20_link">http://caffe.berkeleyvision.org/</text:span></text:a></text:p>
      <text:p text:style-name="Standard">OpenCL - AMD “CUDA” AMD APU <text:a xlink:type="simple" xlink:href="http://developer.amd.com/tools-and-sdks/opencl-zone/"><text:span text:style-name="Internet_20_link">http://developer.amd.com/tools-and-sdks/opencl-zone/</text:span></text:a></text:p>
      <text:p text:style-name="Standard"/>
      <text:p text:style-name="Standard">Interesting topics <text:span text:style-name="T1"></text:span> OpenCL and CUDA to build libraries for AI and Machine Learning acceleration (evolutionary algorithms, ANNs, optimisation algorithms…)</text:p>
      <text:p text:style-name="Standard"/>
      <text:p text:style-name="Standard">Massively parallel programming for quadratic assignment problem solving</text:p>
      <text:p text:style-name="Standard"/>
      <text:p text:style-name="Standard"><text:span text:style-name="T2">Ben</text:span></text:p>
      <text:p text:style-name="Standard">Background in Computational Intelligence</text:p>
      <text:p text:style-name="Standard">Knows of CUDA and GPU programming (not in practice) and parallelising programming</text:p>
      <text:p text:style-name="Standard">Knows C programming at a low level</text:p>
      <text:p text:style-name="Standard">Willingness to supervise</text:p>
      <text:p text:style-name="Standard">Library of CI techniques <text:span text:style-name="T1"></text:span> the optimisation bit is not the bottleneck, the model itself might be</text:p>
      <text:list xml:id="list4234501793939868483" text:style-name="WWNum1">
        <text:list-item>
          <text:p text:style-name="P15">Optimisation GPGPU may be on the evaluation or better modelling</text:p>
        </text:list-item>
        <text:list-item>
          <text:p text:style-name="P15">Fuzzy logic can be quite demanding =&gt; parallel this? Probably the best candidate to optimise with GPGPU; GAs when evaluating generations</text:p>
        </text:list-item>
      </text:list>
      <text:p text:style-name="Standard">Two projects that could align:</text:p>
      <text:list xml:id="list7865398916495224774" text:style-name="WWNum2">
        <text:list-item>
          <text:p text:style-name="P16"><text:soft-page-break/>Combine fuzzy logic and game theory <text:span text:style-name="T1"></text:span> apply to intelligent transports (those two things) to improve decision making</text:p>
        </text:list-item>
        <text:list-item>
          <text:p text:style-name="P16">SUMO, existing software, currently non-parallelised; simulator where each vehicle is being simulated in a large scenario; simulation of a traffic network. GPGPU could speed up the simulation. </text:p>
        </text:list-item>
      </text:list>
      <text:p text:style-name="Standard">Send an email with an abstract and a proposed title with my interests</text:p>
      <text:p text:style-name="Standard">Logan’s run; CI for intelligent traffic</text:p>
      <text:p text:style-name="Standard"/>
      <text:p text:style-name="Standard"/>
      <text:p text:style-name="Standard">DEEP LEARNING</text:p>
      <text:p text:style-name="Standard">Deep CNN architectures <text:span text:style-name="T1"></text:span> <text:a xlink:type="simple" xlink:href="http://cs231n.github.io/convolutional-networks/"><text:span text:style-name="Internet_20_link">http://cs231n.github.io/convolutional-networks/</text:span></text:a>)</text:p>
      <text:p text:style-name="Standard">ResNet (Residual Networks) state of the art in CNNs</text:p>
      <text:p text:style-name="Standard"/>
      <text:p text:style-name="Standard"/>
      <text:p text:style-name="P9"><text:span text:style-name="T3">General structure of the report</text:span></text:p>
      <text:p text:style-name="Standard"><text:span text:style-name="T4">Abstract</text:span></text:p>
      <text:p text:style-name="Standard"><text:span text:style-name="T4">Introduction</text:span></text:p>
      <text:list xml:id="list930125583704237514" text:style-name="WWNum3">
        <text:list-item>
          <text:p text:style-name="P1"><text:span text:style-name="T4">resurgence of machine learning thanks to massive parallel processing (GPGPU) to form Deep Learning</text:span></text:p>
        </text:list-item>
        <text:list-item>
          <text:p text:style-name="P1"><text:span text:style-name="T4">importance of visual input in how humans interact with the world</text:span></text:p>
        </text:list-item>
        <text:list-item>
          <text:p text:style-name="P1"><text:span text:style-name="T4">Convolutional neural networks to process images and detect features</text:span></text:p>
        </text:list-item>
        <text:list-item>
          <text:p text:style-name="P1"><text:span text:style-name="T4">Problem statement: CNNs not have been widely used in continuous decision spaces. Training and optimising CNNs is complex and requires massive amounts of data -supervised. Could evolutionary strategies aid in the optimisation of CNNs for real time decision making?</text:span></text:p>
        </text:list-item>
        <text:list-item>
          <text:p text:style-name="P1"><text:span text:style-name="T4">Overview of unsupervised training methods for deep learning → Reinforcement learning, Deep Q-network</text:span></text:p>
        </text:list-item>
        <text:list-item>
          <text:p text:style-name="P1"><text:span text:style-name="T4">Overview of evolutionary strategies and algorithms → genetic algorithms, NEAT, Hyper-NEAT / ES-Hyper-NEAT</text:span></text:p>
        </text:list-item>
        <text:list-item>
          <text:p text:style-name="P1"><text:span text:style-name="T4">Talk about RL policy search (EA, fitness based) vs value function search (TD, tune from examples) </text:span></text:p>
        </text:list-item>
        <text:list-item>
          <text:p text:style-name="P11">EA as an effective tool for RL tasks (Evolutionary computation for RL for reasons); <text:span text:style-name="T16">basis for evolutionary algorithms in RL from that work and EA for RL.</text:span></text:p>
        </text:list-item>
        <text:list-item>
          <text:p text:style-name="P11">Other neuroevolution of topologies methods: TWEANS (topology and weight evolving ANNS) 3 14 17 61 75</text:p>
          <text:list>
            <text:list-item>
              <text:p text:style-name="P11">An evolutionary algorithm that constructs recurrent Nns</text:p>
            </text:list-item>
            <text:list-item>
              <text:p text:style-name="P11">Neuroevolution: from architectures to learning</text:p>
            </text:list-item>
            <text:list-item>
              <text:p text:style-name="P11">Evolving artificial neural networks (Yao)</text:p>
            </text:list-item>
            <text:list-item>
              <text:p text:style-name="P12">Challenges of TWEANS: 1) competing conventions problem; <text:span text:style-name="T20">2) protection of innovation long enough</text:span> <text:reference-mark-start text:name="ADDIN CSL_CITATION {&quot;properties&quot;: {&quot;noteIndex&quot;: 0}, &quot;mendeley&quot;: {&quot;formattedCitation&quot;: &quot;[1]&quot;}, &quot;citationItems&quot;: [{&quot;itemData&quot;: {&quot;ISSN&quot;: &quot;1867-4534&quot;, &quot;id&quot;: &quot;ITEM-1&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quot;, &quot;DOI&quot;: &quot;10.1007/978-3-642-27645-3_10&quot;, &quot;volume&quot;: &quot;12&quot;, &quot;page&quot;: &quot;325-355&quot;, &quot;container-title&quot;: &quot;Reinforcement Learning: State of the Art&quot;, &quot;PMID&quot;: &quot;11389459&quot;, &quot;type&quot;: &quot;article-journal&quot;, &quot;issue&quot;: &quot;c&quot;, &quot;author&quot;: [{&quot;parse-names&quot;: false, &quot;suffix&quot;: &quot;&quot;, &quot;non-dropping-particle&quot;: &quot;&quot;, &quot;given&quot;: &quot;Shimon&quot;, &quot;dropping-particle&quot;: &quot;&quot;, &quot;family&quot;: &quot;Whiteson&quot;}], &quot;ISBN&quot;: &quot;978-3-642-27645-3&quot;, &quot;issued&quot;: {&quot;date-parts&quot;: [[&quot;2012&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title&quot;: &quot;Evolutionary Computation for Reinforcement Learning&quot;}, &quot;id&quot;: &quot;ITEM-1&quot;, &quot;uris&quot;: [&quot;http://www.mendeley.com/documents/?uuid=5a0e40cb-e232-40df-a37d-2e7838be3ba7&quot;]}], &quot;schema&quot;: &quot;https://github.com/citation-style-language/schema/raw/master/csl-citation.json&quot;} RNDJdtxPPjlok"/><text:span text:style-name="T17">[1]</text:span><text:reference-mark-end text:name="ADDIN CSL_CITATION {&quot;properties&quot;: {&quot;noteIndex&quot;: 0}, &quot;mendeley&quot;: {&quot;formattedCitation&quot;: &quot;[1]&quot;}, &quot;citationItems&quot;: [{&quot;itemData&quot;: {&quot;ISSN&quot;: &quot;1867-4534&quot;, &quot;id&quot;: &quot;ITEM-1&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quot;, &quot;DOI&quot;: &quot;10.1007/978-3-642-27645-3_10&quot;, &quot;volume&quot;: &quot;12&quot;, &quot;page&quot;: &quot;325-355&quot;, &quot;container-title&quot;: &quot;Reinforcement Learning: State of the Art&quot;, &quot;PMID&quot;: &quot;11389459&quot;, &quot;type&quot;: &quot;article-journal&quot;, &quot;issue&quot;: &quot;c&quot;, &quot;author&quot;: [{&quot;parse-names&quot;: false, &quot;suffix&quot;: &quot;&quot;, &quot;non-dropping-particle&quot;: &quot;&quot;, &quot;given&quot;: &quot;Shimon&quot;, &quot;dropping-particle&quot;: &quot;&quot;, &quot;family&quot;: &quot;Whiteson&quot;}], &quot;ISBN&quot;: &quot;978-3-642-27645-3&quot;, &quot;issued&quot;: {&quot;date-parts&quot;: [[&quot;2012&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title&quot;: &quot;Evolutionary Computation for Reinforcement Learning&quot;}, &quot;id&quot;: &quot;ITEM-1&quot;, &quot;uris&quot;: [&quot;http://www.mendeley.com/documents/?uuid=5a0e40cb-e232-40df-a37d-2e7838be3ba7&quot;]}], &quot;schema&quot;: &quot;https://github.com/citation-style-language/schema/raw/master/csl-citation.json&quot;} RNDJdtxPPjlok"/>⁠</text:p>
            </text:list-item>
          </text:list>
        </text:list-item>
      </text:list>
      <text:p text:style-name="Standard"><text:span text:style-name="T4">Task</text:span></text:p>
      <text:list xml:id="list6956915027220679245" text:style-name="WWNum5">
        <text:list-item>
          <text:p text:style-name="P2"><text:span text:style-name="T4">ViZDoom framework, description of different scenarios</text:span></text:p>
        </text:list-item>
        <text:list-item>
          <text:p text:style-name="P2"><text:span text:style-name="T4">Keras as a deep learning framework to use CNNs</text:span></text:p>
        </text:list-item>
      </text:list>
      <text:p text:style-name="Standard"><text:span text:style-name="T4">Approach</text:span></text:p>
      <text:list xml:id="list7650412243716156134" text:style-name="WWNum4">
        <text:list-item>
          <text:p text:style-name="P3"><text:span text:style-name="T4">Using NEAT / Hyper-NEAT to evolve the topology and weight values of a CNN to solve various scenarios in ViZDoom</text:span></text:p>
        </text:list-item>
        <text:list-item>
          <text:p text:style-name="P3"><text:span text:style-name="T4">Naive approach (direct NEAT) does not work → high dimensionality</text:span></text:p>
        </text:list-item>
        <text:list-item>
          <text:p text:style-name="P3"><text:soft-page-break/><text:span text:style-name="T4">Dimensionality reduction by evolving a CNN that learns the most important features on an image (not compression)</text:span></text:p>
        </text:list-item>
        <text:list-item>
          <text:p text:style-name="P3"><text:span text:style-name="T4">From features, NEAT / Hyper-NEAT is used to evolve a controller on different scenarios</text:span></text:p>
        </text:list-item>
      </text:list>
      <text:p text:style-name="Standard"><text:span text:style-name="T4">Methodology</text:span></text:p>
      <text:list xml:id="list3861284554126384834" text:style-name="WWNum6">
        <text:list-item>
          <text:p text:style-name="P4"><text:span text:style-name="T4">Custom genetic algorithm to evolve Feature Detector → best candidate is then passed on to the next stage</text:span></text:p>
          <text:list>
            <text:list-item>
              <text:p text:style-name="P4"><text:span text:style-name="T4">EA for RL article as a basis to design it (phenotype-genotype mapping, mutation operators, EA as opposed to TD)</text:span></text:p>
            </text:list-item>
            <text:list-item>
              <text:p text:style-name="P4"><text:span text:style-name="T4">Image set is selected to show a representative collection of situations on each scenario (enemy in different locations, all items...)</text:span></text:p>
            </text:list-item>
            <text:list-item>
              <text:p text:style-name="P4"><text:span text:style-name="T4">Trained until convergence? (at the moment, 1000 generations)</text:span></text:p>
            </text:list-item>
            <text:list-item>
              <text:p text:style-name="P4"><text:span text:style-name="T4">Phenotype-genotype mapping is done to conserve phenotype similarity to genotype similarity, suggested for optimal EA (Holland, 1975 in EA for RL)</text:span></text:p>
            </text:list-item>
          </text:list>
        </text:list-item>
        <text:list-item>
          <text:p text:style-name="P4"><text:span text:style-name="T4">NEAT / HyperNEAT then evolves the controller (input = features, output = actions; </text:span><text:span text:style-name="T5">action-selection network [Evolutionary Computation for RL] vs multi-output network</text:span><text:span text:style-name="T4">)</text:span></text:p>
          <text:list>
            <text:list-item>
              <text:p text:style-name="P4"><text:span text:style-name="T4">To avoid memorising the scenario, sufficient randomness is introduced to the scenarios: custom (random position of the enemy), health gathering (initial position + random spawning of items), defend the centre (spawning of enemies is random), complex room (spawning of enemies), cig (spawning of enemies, initial player location). </text:span></text:p>
            </text:list-item>
            <text:list-item>
              <text:p text:style-name="P4"><text:span text:style-name="T4">Individual fitness calculated over sufficient episodes depending on the scenario (if the initial location is random, more than one scenario)</text:span></text:p>
            </text:list-item>
            <text:list-item>
              <text:p text:style-name="P4"><text:span text:style-name="T4">Partial rewards (shaping rewards) are used in each scenario to aid training (scenario-dependent) → tackling the credit assignment problem</text:span></text:p>
              <text:list>
                <text:list-item>
                  <text:p text:style-name="P4"><text:span text:style-name="T4">Killing enemy, surviving time, picking up items</text:span></text:p>
                </text:list-item>
              </text:list>
            </text:list-item>
            <text:list-item>
              <text:p text:style-name="P4"><text:span text:style-name="T4">Trained until convergence? At the moment, stopped when it slows down</text:span></text:p>
            </text:list-item>
          </text:list>
        </text:list-item>
        <text:list-item>
          <text:p text:style-name="P4"><text:span text:style-name="T4">Testing final performance → scenario dependent, but average score over 100 episodes</text:span></text:p>
        </text:list-item>
      </text:list>
      <text:p text:style-name="Standard"><text:span text:style-name="T4">Experimentation (focus on only one weapon, Pistol)</text:span></text:p>
      <text:list xml:id="list1390749109508808926" text:style-name="WWNum7">
        <text:list-item>
          <text:p text:style-name="P5"><text:span text:style-name="T4">Series of experiments to determine the influence of certain design factors</text:span></text:p>
        </text:list-item>
        <text:list-item>
          <text:p text:style-name="P5"><text:span text:style-name="T4">Feature detector:</text:span></text:p>
          <text:list>
            <text:list-item>
              <text:p text:style-name="P5"><text:span text:style-name="T4">Number of features (tie with controller experiments)</text:span></text:p>
            </text:list-item>
            <text:list-item>
              <text:p text:style-name="P5"><text:span text:style-name="T4">Network architecture</text:span></text:p>
            </text:list-item>
            <text:list-item>
              <text:p text:style-name="P5"><text:soft-page-break/><text:span text:style-name="T4">Size and nature of training image set (many random pics, selected few)</text:span></text:p>
            </text:list-item>
            <text:list-item>
              <text:p text:style-name="P5"><text:span text:style-name="T4">Evolution parameters (only if time allows it)</text:span></text:p>
            </text:list-item>
            <text:list-item>
              <text:p text:style-name="P5"><text:span text:style-name="T4">Plot fitness (assumption, higher diversity gives higher discerning capabilities later on)</text:span></text:p>
            </text:list-item>
          </text:list>
        </text:list-item>
        <text:list-item>
          <text:p text:style-name="P5"><text:span text:style-name="T4">Controller:</text:span></text:p>
          <text:list>
            <text:list-item>
              <text:p text:style-name="P5"><text:span text:style-name="T4">Number of features (tie with FD experiments)</text:span></text:p>
            </text:list-item>
            <text:list-item>
              <text:p text:style-name="P5"><text:span text:style-name="T4">Different shaping rewards (shooting_reward, poisoning over time)</text:span></text:p>
            </text:list-item>
            <text:list-item>
              <text:p text:style-name="P5"><text:span text:style-name="T4">Number of states (1 vs 3 vs 5)</text:span></text:p>
            </text:list-item>
            <text:list-item>
              <text:p text:style-name="P5"><text:span text:style-name="T4">NEAT vs ES-HyperNEAT</text:span></text:p>
            </text:list-item>
            <text:list-item>
              <text:p text:style-name="P5"><text:span text:style-name="T4">Output nature: 1 action = 1 state vs 1 action/axis = 1 output unit</text:span></text:p>
            </text:list-item>
          </text:list>
        </text:list-item>
        <text:list-item>
          <text:p text:style-name="P5"><text:span text:style-name="T4">Compare performance with:</text:span></text:p>
          <text:list>
            <text:list-item>
              <text:p text:style-name="P5"><text:span text:style-name="T4">Supervised CNN</text:span></text:p>
            </text:list-item>
            <text:list-item>
              <text:p text:style-name="P5"><text:span text:style-name="T4">RL CNN</text:span></text:p>
            </text:list-item>
          </text:list>
        </text:list-item>
      </text:list>
      <text:p text:style-name="Standard"><text:span text:style-name="T4">Discussion</text:span></text:p>
      <text:p text:style-name="Standard"><text:span text:style-name="T4">Conclusions and further work</text:span></text:p>
      <text:list xml:id="list7258167282712986901" text:style-name="WWNum8">
        <text:list-item>
          <text:p text:style-name="P6"><text:span text:style-name="T4">Looking at co-evolution and distributed methods to evolve Fds and Controllers (Larranaga and Lozano, 2002; Hansen et al, 2003; Rubinstein and Kroese, 2004).</text:span></text:p>
        </text:list-item>
        <text:list-item>
          <text:p text:style-name="P6"><text:span text:style-name="T4">Limitations of EA (EA for RL): online training, rarely visited states (sections of the genome that would react to them accummulate mutations as there is not evol pressure over them)</text:span></text:p>
        </text:list-item>
        <text:list-item>
          <text:p text:style-name="P8"><text:span text:style-name="T4">Using evolutionary function approximation (combination of EA and TD </text:span><text:reference-mark-start text:name="ADDIN CSL_CITATION {&quot;properties&quot;: {&quot;noteIndex&quot;: 0}, &quot;mendeley&quot;: {&quot;plainTextFormattedCitation&quot;: &quot;[1]&quot;, &quot;formattedCitation&quot;: &quot;[1]&quot;}, &quot;citationItems&quot;: [{&quot;itemData&quot;: {&quot;ISSN&quot;: &quot;1867-4534&quot;, &quot;id&quot;: &quot;ITEM-1&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quot;, &quot;DOI&quot;: &quot;10.1007/978-3-642-27645-3_10&quot;, &quot;volume&quot;: &quot;12&quot;, &quot;page&quot;: &quot;325-355&quot;, &quot;container-title&quot;: &quot;Reinforcement Learning: State of the Art&quot;, &quot;PMID&quot;: &quot;11389459&quot;, &quot;type&quot;: &quot;article-journal&quot;, &quot;issue&quot;: &quot;c&quot;, &quot;author&quot;: [{&quot;parse-names&quot;: false, &quot;suffix&quot;: &quot;&quot;, &quot;non-dropping-particle&quot;: &quot;&quot;, &quot;given&quot;: &quot;Shimon&quot;, &quot;dropping-particle&quot;: &quot;&quot;, &quot;family&quot;: &quot;Whiteson&quot;}], &quot;ISBN&quot;: &quot;978-3-642-27645-3&quot;, &quot;issued&quot;: {&quot;date-parts&quot;: [[&quot;2012&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title&quot;: &quot;Evolutionary Computation for Reinforcement Learning&quot;}, &quot;id&quot;: &quot;ITEM-1&quot;, &quot;uris&quot;: [&quot;http://www.mendeley.com/documents/?uuid=5a0e40cb-e232-40df-a37d-2e7838be3ba7&quot;]}], &quot;schema&quot;: &quot;https://github.com/citation-style-language/schema/raw/master/csl-citation.json&quot;} RNDfCwhsxEIrA"/><text:span text:style-name="T18">[1]</text:span><text:span text:style-name="T19">)</text:span><text:reference-mark-end text:name="ADDIN CSL_CITATION {&quot;properties&quot;: {&quot;noteIndex&quot;: 0}, &quot;mendeley&quot;: {&quot;plainTextFormattedCitation&quot;: &quot;[1]&quot;, &quot;formattedCitation&quot;: &quot;[1]&quot;}, &quot;citationItems&quot;: [{&quot;itemData&quot;: {&quot;ISSN&quot;: &quot;1867-4534&quot;, &quot;id&quot;: &quot;ITEM-1&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quot;, &quot;DOI&quot;: &quot;10.1007/978-3-642-27645-3_10&quot;, &quot;volume&quot;: &quot;12&quot;, &quot;page&quot;: &quot;325-355&quot;, &quot;container-title&quot;: &quot;Reinforcement Learning: State of the Art&quot;, &quot;PMID&quot;: &quot;11389459&quot;, &quot;type&quot;: &quot;article-journal&quot;, &quot;issue&quot;: &quot;c&quot;, &quot;author&quot;: [{&quot;parse-names&quot;: false, &quot;suffix&quot;: &quot;&quot;, &quot;non-dropping-particle&quot;: &quot;&quot;, &quot;given&quot;: &quot;Shimon&quot;, &quot;dropping-particle&quot;: &quot;&quot;, &quot;family&quot;: &quot;Whiteson&quot;}], &quot;ISBN&quot;: &quot;978-3-642-27645-3&quot;, &quot;issued&quot;: {&quot;date-parts&quot;: [[&quot;2012&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title&quot;: &quot;Evolutionary Computation for Reinforcement Learning&quot;}, &quot;id&quot;: &quot;ITEM-1&quot;, &quot;uris&quot;: [&quot;http://www.mendeley.com/documents/?uuid=5a0e40cb-e232-40df-a37d-2e7838be3ba7&quot;]}], &quot;schema&quot;: &quot;https://github.com/citation-style-language/schema/raw/master/csl-citation.json&quot;} RNDfCwhsxEIrA"/><text:span text:style-name="T4">⁠ </text:span><text:span text:style-name="T6">or other hybrid methods (XCS using learning classifier systems)</text:span></text:p>
        </text:list-item>
      </text:list>
      <text:p text:style-name="P7"/>
      <text:p text:style-name="P9"><text:span text:style-name="T3">Introduction</text:span></text:p>
      <text:p text:style-name="Standard"><text:span text:style-name="T7">Background</text:span></text:p>
      <text:p text:style-name="Standard">The field of Machine Learning has been relaunched with the increase in popularity of Deep Learning. This has been possible for the increase in computational power, with massively-parallel processing leading the charge [1] [2], allowing researchers to explore more complex models for learning.</text:p>
      <text:p text:style-name="Standard">Convolutional Neural Networks have attracted recent attention, particularly in image recognition and classification [3] [4]. Part of its success is they are very efficient at reducing the complexity of feedforward fully-connected networks</text:p>
      <text:p text:style-name="Standard">Aside from being used on their own, CNNs have also been incorporated as part of a broader approach in Deep reinforcement learning, where they perform well approximating reward functions [5].</text:p>
      <text:p text:style-name="Standard">Continuing with the tradition of using games as a test bed for AI [6], recent times have seen an important milestone being reached: Go, a game well known for the complexity of its game space, saw the first computer to defeat the human world champion in a 5-games match [7]. AlphaGo guides its play using tree search in combination with Deep Networks –networks with multiple and complex hidden layers- to evaluate game nodes. </text:p>
      <text:p text:style-name="Standard">Moreover, the AI community is focusing more than ever on competitive events to develop algorithms to play games based on Deep Learning [8] [6]. One such competitions is ViZDoom [9], which restricts the inputs from the world exclusively to visual information from the rendered scene. CNNs and Deep RL are ideally placed for this type of scenarios.</text:p>
      <text:p text:style-name="Standard"/>
      <text:p text:style-name="Standard"><text:span text:style-name="T7">Aim</text:span></text:p>
      <text:p text:style-name="Standard">The aim of this project is to use Deep Learning methods to design and implement a ViZDoom controller. Due to the restrictions of the framework, the agent will only receive information from the world in two forms: 1) visual data from the rendered screen; and 2) character data such as ammo, weapon selected, health status, etc. The agent will be required to perform actions such: 1) navigating through a 3D maze; 2) attack other agents, and 3) stay alive.</text:p>
      <text:p text:style-name="Standard">The focus will be <text:bookmark-start text:name="__DdeLink__316_451168144"/><text:span text:style-name="T9">to explore the suitability of Evolutionary algorithms for the optimisation of convolutional networks </text:span><text:span text:style-name="T10">-with particular interest on the NEAT algorithm</text:span> [10]- <text:s/>in a <text:span text:style-name="T4">complex</text:span>, real-time scenario <text:span text:style-name="T9">based on visual input</text:span><text:bookmark-end text:name="__DdeLink__316_451168144"/>.</text:p>
      <text:p text:style-name="Standard"/>
      <text:p text:style-name="Standard"><text:span text:style-name="T7">Relevant publications </text:span></text:p>
      <text:p text:style-name="Standard">The foundation of this project is to use Neural Networks as a means to effectively interpret image data to control a game bot. In the literature this is commonly referred as <text:span text:style-name="T11">neurovisual control</text:span>. Authors have proposed neurovisual solutions for games such as Quake II [11] with moderate success in defined scenarios. The Quake II controller consists of a fully connected recurrent network that uses a retina-like input image –more resolution in the centre- to successfully learn how to find and kill enemies. One of the contributions of this paper is the semi-<text:soft-page-break/>supervised learning process used to train the network, whereby a non-visual neural net is evolved first and then used to train the neurovisual network.</text:p>
      <text:p text:style-name="Standard">With the increase in popularity of Convolutional Networks, far more effective in the domain of image classification, authors have started using them to guide game play in different forms. Mnih et al [5] describe an enhancement of traditional reinforcement learning by using a convolutional network as its value function. The CNN uses raw pixel data as input, outputting an estimation of the future reward. The paper also proposes an efficient way of training such networks (DQN) and demonstrates it to be successful when playing a collection of Atari 2600 games, some to a level higher than humans.</text:p>
      <text:p text:style-name="Standard">Given the level of complexity of CNNs, its depth and the type of layers involved (convoluted, pooling / downsampling, fully-connected, etc), one of the key issues is how to create a network topology that optimises the target function. Although this has traditionally been tackled by handcrafting a layout [12], several authors have started to make use of automatic optimisation techniques to fine-tune entire networks, with evolutionary strategies at the forefront [13] [14]. </text:p>
      <text:p text:style-name="Standard"><text:bookmark text:name="_GoBack"/>The basis for this project is the Neuro Evolution of Augmented Topologies algorithm [10], an algorithm that uses an evolutionary process to optimise a neural network architecture. By automating the topology design, NEAT can efficiently produce highly optimised network layouts. The evolutionary process uses three types of mutation operators: 1) modify any of the network’s weights; 2) add or remove units to the network; and 3) add or remove connections between units.</text:p>
      <text:p text:style-name="Standard">Although NEAT was designed to optimise the topologies of feedforward networks, some derived evolutionary algorithms have already been applied in the domain of Deep Learning. Of particular interest is the work by Koutnik [14], which shows how neuroevolution is used to scale-up a network architecture used in reinforcement learning to create a driving policy in TORCS.</text:p>
      <text:p text:style-name="Standard">From a theoretical perspective, Maul and Bargiela [15] discuss neuroevolution opportunities for deep neural networks, comparing standard and cooperative evolutionary methods to propose general guidelines for the technique. Verbancsics and Harguess [16] suggest the combination of evolved networks using HyperNEAT (a modification of NEAT) with other Machine Learning techniques to improve performance.</text:p>
      <text:p text:style-name="Standard"/>
      <text:p text:style-name="Standard"><text:span text:style-name="T7">Objectives and deliverables</text:span></text:p>
      <text:list xml:id="list174544303428129" text:continue-list="list7865398916495224774" text:style-name="WWNum2">
        <text:list-item>
          <text:p text:style-name="P16"><text:span text:style-name="T12">To explore the suitability of Evolutionary algorithms for the optimisation of deep neural networks in a complex, real-time, large decision space scenario.</text:span></text:p>
        </text:list-item>
        <text:list-item>
          <text:p text:style-name="P17">To use the findings to implement visual controllers to complete task-specific scenarios in ViZDoom.</text:p>
        </text:list-item>
      </text:list>
      <text:p text:style-name="P18"/>
      <text:p text:style-name="P18"><text:span text:style-name="T8">Intro from article</text:span></text:p>
      <text:p text:style-name="P19"/>
      <text:p text:style-name="Text_20_body"><text:soft-page-break/>The Open Racing Car Simulator (TORCS) has become an important tool for AI researchers interested in the development of autonomous driving strategies. Its pseudo-realistic simulation of racing events –physics, damage, engineering setup, etc.- together with the ease to design and implement new driving policies have contributed to its popularization, spawning multiple competitions where researchers submit their drivers to competitive tournaments<text:span text:style-name="T14"> [1] [2]</text:span>. Previous successful submissions include Finite State modular approaches<text:span text:style-name="T14"> [3], fuzzy-based controllers <text:s/>[4], coevolution strategies for fine tuning car parameters <text:s/>[5] and feedforward neural networks that learn by imitation <text:s/>[6].</text:span></text:p>
      <text:p text:style-name="Text_20_body">Most of the previous approaches use accurate track information –such as width of the current segment and distance to track limits-, opponent metrics –such as angle between our car and next driver- and any other data that is available in the TORCS environment. However, as humans we drive fundamentally based on local information available to us via our senses –mainly sight. Efforts to restrict the amount of data provided to drivers are seen in <text:span text:style-name="T14">[1]</text:span><text:span text:style-name="T13">, though they still pre-process the information making drivers passive receptors of sensory information. The aim </text:span>of this project is to investigate the feasibility of an autonomous driver that uses visual-only information to navigate tracks in TORCS.</text:p>
      <text:p text:style-name="Text_20_body">Strategies that use visual input have been applied in a few scenarios: from neurovisual control of a Quake II bot<text:span text:style-name="T14"> [7]</text:span><text:span text:style-name="T13"> to an attempt to General Game Play for Atari videogames</text:span><text:span text:style-name="T14"> [8]</text:span><text:span text:style-name="T13">. In the driving domain, one of the first implementations to use visual information as the main input for steering is ALVINN [9]</text:span><text:span text:style-name="T14">, a system for land vehicles that uses a 3 layer recurrent neural network to process input from a camera and a laser ranger to produce a recommended steering direction</text:span><text:span text:style-name="T13">. In the TORCS environment, [10] showed how a recurrent neural network layout could be constructed using evolutionary algorithms to navigate –steer, accelerate and brake- a simple track using visual information. Although showing promise, these strategies are somewhat simplified in either the nature of the input –ALVINN uses distance sensors to aid visual input- or its complexity –simple network topologies, the TORCS driver performs only on a particular predesigned track. Those simplifications were imposed in no small part due to the high dimensionality nature of the visual input and the computational expense of processing it in real time. Nowadays those limitations are being overcome with the advent of massive parallel computation and the use of GPUs for General Purpose programming (GPGPU)</text:span><text:span text:style-name="T14"> [11] [12]</text:span><text:span text:style-name="T13">.</text:span></text:p>
      <text:p text:style-name="Text_20_body">Taking advantage of the power of massive parallel computation, machine learning techniques have been brought to a new level in a domain called Deep Learning, including more complex models in Reinforcement learning, genetic algorithms and most of all neural networks. Deep neural network models have been shown to be ideal to process complex visual data<text:span text:style-name="T14"> [13]</text:span>, particularly in image classification<text:span text:style-name="T14"> [14]</text:span> and pattern recognition [15]<text:span text:style-name="T14"> [16]</text:span>. </text:p>
      <text:p text:style-name="Text_20_body">Convolutional Neural Networks (CNNs) are one such models; they consist of a series of partially-connected layers with local connectivity and shared weights to <text:soft-page-break/>allow detecting patterns irrespective of their position in the image. CNNs are naturally good at feature extraction using multiple local maps that arise from the original image.</text:p>
      <text:p text:style-name="P13"><text:span text:style-name="T4">Recent advances in game AI can be attributed to the application of deep CNNs (with multiple layers) to decision making: deep reinforcement learning to play Atari games</text:span><text:span text:style-name="T15"> [18]</text:span><text:span text:style-name="T4"> and the newsworthy AlphaGo computer player that defeated the world champions</text:span><text:span text:style-name="T15"> [17]</text:span><text:span text:style-name="T4"> using deep neural networks as evaluation function on Go boards to predict their value in an attempt to shorten the tree sear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F" style:font-size-complex="11pt" style:language-complex="ar" style:country-complex="SA"/>
    </style:default-style>
    <style:default-style style:family="paragraph">
      <style:paragraph-properties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Droid Sans Fallback"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GB" style:font-name-asian="Droid Sans Fallback" style:font-family-asian="'Droid Sans Fallback'"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2" style:font-family-complex="Wingdings"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2" style:font-family-complex="Wingdings"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Wingdings2" style:font-family-complex="Wingdings"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2" style:font-family-complex="Wingdings"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2" style:font-family-complex="Wingdings"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Wingdings2" style:font-family-complex="Wingdings"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2" style:font-family-complex="Wingdings"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9"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6T13:48:00</meta:creation-date>
    <meta:initial-creator>Carlos</meta:initial-creator>
    <dc:language>en-GB</dc:language>
    <dc:date>2016-07-23T17:45:44.003189644</dc:date>
    <meta:editing-cycles>22</meta:editing-cycles>
    <meta:editing-duration>PT31M4S</meta:editing-duration>
    <meta:generator>LibreOffice/4.2.8.2$Linux_X86_64 LibreOffice_project/420m0$Build-2</meta:generator>
    <meta:document-statistic meta:table-count="0" meta:image-count="0" meta:object-count="0" meta:page-count="9" meta:paragraph-count="116" meta:word-count="2451" meta:character-count="16155" meta:non-whitespace-character-count="13866"/>
    <meta:user-defined meta:name="Mendeley Citation Style_1">http://www.zotero.org/styles/ieee</meta:user-defined>
    <meta:user-defined meta:name="Mendeley Document_1">True</meta:user-defined>
    <meta:user-defined meta:name="Mendeley Unique User Id_1">596bd532-203c-32cf-9b16-3485ad929def</meta:user-defined>
    <meta:template xlink:type="simple" xlink:actuate="onRequest" xlink:title="Normal" xlink:href=""/>
  </office:meta>
</office:document-meta>
</file>